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4"/>
    <style:style style:name="P22" style:family="paragraph" style:parent-style-name="Text_20_body" style:list-style-name="L5"/>
    <style:style style:name="P23" style:family="paragraph" style:parent-style-name="Text_20_body" style:list-style-name="L7"/>
    <style:style style:name="P24"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5"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6" style:family="paragraph" style:parent-style-name="List">
      <style:text-properties fo:color="#000000" style:font-name="Optima1" fo:font-size="10pt" style:font-name-asian="Tahoma4" style:font-size-asian="10pt" style:font-name-complex="Tahoma4" style:font-size-complex="10pt"/>
    </style:style>
    <style:style style:name="P27" style:family="paragraph" style:parent-style-name="List" style:list-style-name="L2">
      <style:paragraph-properties fo:margin-left="2.341cm" fo:margin-right="0cm" fo:text-indent="0cm" style:auto-text-indent="false"/>
    </style:style>
    <style:style style:name="P28" style:family="paragraph" style:parent-style-name="List" style:list-style-name="L3">
      <style:paragraph-properties fo:margin-left="2.341cm" fo:margin-right="0cm" fo:text-indent="0cm" style:auto-text-indent="false"/>
    </style:style>
    <style:style style:name="P29" style:family="paragraph" style:parent-style-name="List" style:list-style-name="L6">
      <style:paragraph-properties fo:margin-left="2.341cm" fo:margin-right="0cm" fo:text-indent="0cm" style:auto-text-indent="false"/>
    </style:style>
    <style:style style:name="P30" style:family="paragraph" style:parent-style-name="List" style:list-style-name="L7">
      <style:paragraph-properties fo:margin-left="2.341cm" fo:margin-right="0cm" fo:text-indent="0cm" style:auto-text-indent="false"/>
    </style:style>
    <style:style style:name="P31" style:family="paragraph" style:parent-style-name="Heading_20_1" style:master-page-name="Standard">
      <style:paragraph-properties style:page-number="auto"/>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3</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3 – June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3 <text:s text:c="2"/><text:tab/>4</text:p>
          <text:p text:style-name="Contents_20_2">Bugs fixed in 1.8.3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Service startup using Heartbeat <text:s text:c="2"/><text:tab/>41</text:p>
          <text:p text:style-name="Contents_20_1"><text:soft-page-break/>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5</text:p>
          <text:p text:style-name="Contents_20_2">Oinkmaster <text:s text:c="2"/><text:tab/>45</text:p>
          <text:p text:style-name="Contents_20_1">Chapter 12<text:tab/>Appendix A: Database Schema <text:s text:c="2"/><text:tab/>46</text:p>
          <text:p text:style-name="Contents_20_1">Chapter 13<text:tab/>Appendix B: Configuration parameter reference <text:s text:c="2"/><text:tab/>47</text:p>
          <text:p text:style-name="Contents_20_1">Chapter 14<text:tab/>Additional Information <text:s text:c="2"/><text:tab/>67</text:p>
          <text:p text:style-name="Contents_20_1">Chapter 15<text:tab/>Commercial Support and Contact Information <text:s text:c="2"/><text:tab/>68</text:p>
          <text:p text:style-name="Contents_20_1">Chapter 16<text:tab/>GNU Free Documentation License <text:s text:c="2"/><text:tab/>69</text:p>
        </text:index-body>
      </text:table-of-content>
      <text:p text:style-name="Standard"/>
      <text:list xml:id="list295598963" text:style-name="Outline">
        <text:list-item>
          <text:h text:style-name="P31"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3 of PacketFence.</text:p>
      <text:p text:style-name="Standard">The latest version of this guide is available at <text:a xlink:type="simple" xlink:href="http://www.packetfence.org/download/documentation.html">http://www.packetfence.org/download/documentation.html</text:a></text:p>
      <text:list xml:id="list1263200132"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281854750" text:continue-numbering="true" text:style-name="Outline">
        <text:list-item>
          <text:list>
            <text:list-item>
              <text:h text:style-name="Heading_20_2" text:outline-level="2">New features in 1.8.3</text:h>
            </text:list-item>
          </text:list>
        </text:list-item>
      </text:list>
      <text:p text:style-name="Standard">See <text:span text:style-name="Code_20__28_inline_29_">/usr/local/pf/CHANGES</text:span> file for a complete list.</text:p>
      <text:p text:style-name="Text_20_body"/>
      <text:p text:style-name="P12">❏<text:tab/>new italian translation</text:p>
      <text:p text:style-name="P12">❏<text:tab/>nessus scans using nessusclient files</text:p>
      <text:p text:style-name="List"/>
      <text:list xml:id="list1631912083" text:continue-numbering="true" text:style-name="Outline">
        <text:list-item>
          <text:list>
            <text:list-item>
              <text:h text:style-name="Heading_20_2" text:outline-level="2">Bugs fixed in 1.8.3</text:h>
            </text:list-item>
          </text:list>
        </text:list-item>
      </text:list>
      <text:p text:style-name="Standard">See <text:span text:style-name="Code_20__28_inline_29_">/usr/local/pf/CHANGES</text:span> file for a complete list.</text:p>
      <text:p text:style-name="Text_20_body"/>
      <text:p text:style-name="P12">❏<text:tab/>fixed issue between connect_and_read.pl and Aironet</text:p>
      <text:p text:style-name="P12">❏<text:tab/>fixed iptables generation with multiple internal interfaces</text:p>
      <text:p text:style-name="P12">❏<text:tab/>fixed start and end dates in reports</text:p>
      <text:p text:style-name="P12">❏<text:tab/>fixed desAssociate trap handling</text:p>
      <text:p text:style-name="P12">❏<text:tab/>fixed issues with terminal connection to Cisco gear</text:p>
      <text:p text:style-name="P12">❏<text:tab/>added taint check to generate_switchport_vlan_assignment</text:p>
      <text:p text:style-name="P12">❏<text:tab/>fixed web admin GUI violation configuration</text:p>
      <text:p text:style-name="P12">❏<text:tab/>removed unused last_seen column from reports</text:p>
      <text:p text:style-name="P12"/>
      <text:p text:style-name="P12"/>
      <text:list xml:id="list173329361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299709890" text:style-name="L1">
        <text:list-item>
          <text:p text:style-name="P24"><text:s/>ARP allows to much more control over policy violations, but requires that PacketFence has a local interface to all networks (must sit in front of the router).</text:p>
        </text:list-item>
        <text:list-item>
          <text:p text:style-name="P2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4"><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550635797" text:continue-list="list173329361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29375724"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8170666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87853954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157608736"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221733178"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485965569"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43579110"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452360036" text:style-name="L2">
        <text:list-header>
          <text:p text:style-name="P27">❏<text:tab/>linkUp/linkDown</text:p>
        </text:list-header>
      </text:list>
      <text:p text:style-name="Text_20_body">Don't forget to update the startup config !</text:p>
      <text:p text:style-name="Text_20_body"/>
      <text:list xml:id="list1018933501" text:continue-list="list443579110"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881320597" text:continue-list="list452360036" text:style-name="L2">
        <text:list-header>
          <text:p text:style-name="P27"><text:soft-page-break/>❏<text:tab/>linkUp/linkDown</text:p>
          <text:p text:style-name="P27">❏<text:tab/>MAC Notification</text:p>
          <text:p text:style-name="P27">❏<text:tab/>Port Security (with static MACs)</text:p>
        </text:list-header>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861130888" text:continue-list="list101893350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835107951"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55426978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321680820" text:continue-list="list881320597" text:style-name="L2">
        <text:list-header>
          <text:p text:style-name="P27">❏<text:tab/>linkUp/linkDown</text:p>
          <text:p text:style-name="P27">❏<text:tab/>MAC Notification</text:p>
        </text:list-header>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973772709" text:continue-list="list155426978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073100491" text:continue-list="list321680820" text:style-name="L2">
        <text:list-header>
          <text:p text:style-name="P27">❏<text:tab/>linkUp/linkDown</text:p>
        </text:list-header>
      </text:list>
      <text:p text:style-name="Text_20_body">Don't forget to update the startup config !</text:p>
      <text:p text:style-name="Heading_20_3"/>
      <text:list xml:id="list1525833777" text:continue-list="list97377270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286631680" text:continue-list="list2073100491" text:style-name="L2">
        <text:list-header>
          <text:p text:style-name="P27">❏<text:tab/>linkUp/linkDown</text:p>
          <text:p text:style-name="P27">❏<text:tab/>MAC Locking (Port Security with static MACs)</text:p>
        </text:list-header>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106374585" text:continue-list="list1525833777"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624804837" text:continue-list="list1286631680" text:style-name="L2">
        <text:list-header>
          <text:p text:style-name="P27">❏<text:tab/>linkUp/linkDown</text:p>
          <text:p text:style-name="P27">❏<text:tab/>Port Security (with static MACs)</text:p>
        </text:list-header>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393410675" text:continue-list="list110637458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99119727"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936072397"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951632572"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23983794" text:continue-list="list1624804837" text:style-name="L2">
        <text:list-header>
          <text:p text:style-name="P27">❏<text:tab/>linkUp/linkDown</text:p>
        </text:list-header>
      </text:list>
      <text:p text:style-name="Text_20_body">Don't forget to update the startup config !</text:p>
      <text:p text:style-name="Heading_20_3"/>
      <text:list xml:id="list437058636" text:continue-list="list195163257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950992980" text:continue-list="list123983794" text:style-name="L2">
        <text:list-header>
          <text:p text:style-name="P27">❏<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466284354" text:continue-list="list437058636"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16685882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276110611"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1726932025"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005625438"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947889340" text:style-name="L3">
        <text:list-header>
          <text:p text:style-name="P28">❏<text:tab/>several SSIDs with several VLANs inside each SSID</text:p>
          <text:p text:style-name="P28">❏<text:tab/>authentication against a RADIUS server</text:p>
          <text:p text:style-name="P28">❏<text:tab/>dynamic VLAN assignment (through RADIUS attributes)</text:p>
          <text:p text:style-name="P28">❏<text:tab/>SNMP deauthentication traps</text:p>
          <text:p text:style-name="P28">❏<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551005044" text:continue-list="list1005625438"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012813533" text:style-name="L4">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492859112" text:continue-list="list551005044"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339239373"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875113341"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07972930" text:continue-numbering="true" text:style-name="Outline">
        <text:list-item>
          <text:list>
            <text:list-item>
              <text:h text:style-name="Heading_20_2" text:outline-level="2">Database</text:h>
            </text:list-item>
          </text:list>
        </text:list-item>
      </text:list>
      <text:list xml:id="list479054030" text:style-name="L5">
        <text:list-item>
          <text:list>
            <text:list-item>
              <text:p text:style-name="P22">A local MySQL database server on each PacketFence box and replication of the database partition using drbd</text:p>
              <text:list>
                <text:list-item>
                  <text:p text:style-name="P22">You have to make sure that only one database server is running at each time (don't double-mount the partition)</text:p>
                </text:list-item>
                <text:list-item>
                  <text:p text:style-name="P22">You have to authorize the necessary ports for DRBD using conf/iptables.pre</text:p>
                </text:list-item>
              </text:list>
            </text:list-item>
            <text:list-item>
              <text:p text:style-name="P22">A remote MySQL database server with its own high availability setup</text:p>
            </text:list-item>
          </text:list>
        </text:list-item>
      </text:list>
      <text:list xml:id="list1733803754" text:continue-list="list407972930"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53465780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22686441"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769764275" text:style-name="L6">
        <text:list-item>
          <text:list>
            <text:list-header>
              <text:p text:style-name="P29">❏<text:tab/>Identifier</text:p>
              <text:p text:style-name="P29">❏<text:tab/>Notes</text:p>
            </text:list-header>
          </text:list>
        </text:list-item>
      </text:list>
      <text:p text:style-name="Text_20_body"><text:soft-page-break/>Click on the Add button to save it</text:p>
      <text:list xml:id="list503772524" text:continue-list="list622686441"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57049996" text:style-name="L7">
        <text:list-header>
          <text:p text:style-name="P30">❏<text:tab/>ip: switch IP address </text:p>
          <text:p text:style-name="P30">❏<text:tab/>mode </text:p>
          <text:list>
            <text:list-item>
              <text:p text:style-name="P23">testing: pfsetvlan writes in the log files what it would normally do, but it doesn't react on the traps, it does not change any VLAN.</text:p>
            </text:list-item>
            <text:list-item>
              <text:p text:style-name="P23">registration: pfsetvlan automatically register all MAC addresses seen on the switch ports. As in testing mode, no VLAN changes are done.</text:p>
            </text:list-item>
            <text:list-item>
              <text:p text:style-name="P23">production: this is the regular working mode; pfsetvlan sends the SNMP writes to change the VLAN on the switch ports.</text:p>
              <text:p text:style-name="P23"><text:span text:style-name="T9">CAUTION</text:span>: <text:span text:style-name="T12">If [trapping.testing] (see pf.conf) is enabled, PacketFence will consider that all the switches are in test whatever the working mode is !</text:span></text:p>
            </text:list-item>
          </text:list>
          <text:p text:style-name="P30">❏<text:tab/>uplink: list of ports that are NOT managed by PacketFence. All uplink ports must be defined here! </text:p>
          <text:list text:continue-numbering="true">
            <text:list-item>
              <text:p text:style-name="P23">Dynamic (defaut): PF queries the switch using CDP (Cisco only !!) to get the uplinks</text:p>
            </text:list-item>
            <text:list-item>
              <text:p text:style-name="P23">1,2,10001,10002,... : uplink list <text:s/>if a hub is plugged in a port, this port must be declared as uplink !!! </text:p>
            </text:list-item>
          </text:list>
          <text:p text:style-name="P30">❏<text:tab/>type: switch type. Could be for example: </text:p>
          <text:list text:continue-numbering="true">
            <text:list-item>
              <text:p text:style-name="P23">Cisco::Catalyst_2900XL</text:p>
            </text:list-item>
            <text:list-item>
              <text:p text:style-name="P23">Cisco::Catalyst_2950</text:p>
            </text:list-item>
            <text:list-item>
              <text:p text:style-name="P23">Cisco::Catalyst_2960</text:p>
            </text:list-item>
            <text:list-item>
              <text:p text:style-name="P23">Cisco::Catalyst_2970</text:p>
            </text:list-item>
            <text:list-item>
              <text:p text:style-name="P23">Cisco::Catalyst_3500XL</text:p>
            </text:list-item>
            <text:list-item>
              <text:p text:style-name="P23">Cisco::Catalyst_3550</text:p>
            </text:list-item>
            <text:list-item>
              <text:p text:style-name="P23">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224844862" text:continue-list="list503772524" text:style-name="Outline">
        <text:list-item>
          <text:h text:style-name="Heading_20_1" text:outline-level="1">Additional Softwares</text:h>
        </text:list-item>
      </text:list>
      <text:p text:style-name="Standard"/>
      <text:list xml:id="list203740960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81708390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19272464"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312005687"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1806448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text:soft-page-break/>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text:soft-page-break/></text:p>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text:soft-page-break/>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ext:soft-page-break/>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text:soft-page-break/>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text:soft-page-break/>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10320085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70982288"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06462990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Additional Softwares</text:chapter><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10:59:46</dc:date>
    <meta:editing-cycles>613</meta:editing-cycles>
    <meta:editing-duration>PT299H20M51S</meta:editing-duration>
    <meta:document-statistic meta:table-count="1" meta:image-count="5" meta:object-count="0" meta:page-count="71" meta:paragraph-count="1182" meta:word-count="9474" meta:character-count="66867"/>
    <meta:user-defined meta:name="Info 1"/>
    <meta:user-defined meta:name="Info 2"/>
    <meta:user-defined meta:name="Info 3"/>
    <meta:user-defined meta:name="Info 4"/>
  </office:meta>
</office:document-meta>
</file>